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fo:line-height="107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istrator</meta:initial-creator>
    <meta:creation-date>2016-11-01T11:58:00</meta:creation-date>
    <dc:date>2016-11-01T14:12:45.96</dc:date>
    <meta:print-date>2016-11-01T11:42:00</meta:print-date>
    <meta:editing-cycles>2</meta:editing-cycles>
    <meta:editing-duration>PT1M</meta:editing-duration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